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xml">
      <style:text-properties fo:background-color="transparent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paragraph-properties fo:break-before="column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>
      <style:text-properties fo:background-color="transparent"/>
    </style:style>
    <style:style style:name="P13" style:family="paragraph" style:parent-style-name="Standard" style:list-style-name="L5">
      <style:text-properties fo:background-color="transparent"/>
    </style:style>
    <style:style style:name="P14" style:family="paragraph" style:parent-style-name="Standard" style:list-style-name="L60">
      <style:text-properties fo:background-color="transparent"/>
    </style:style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1"/>
    <style:style style:name="P21" style:family="paragraph" style:parent-style-name="Standard" style:list-style-name="L12"/>
    <style:style style:name="P22" style:family="paragraph" style:parent-style-name="Standard" style:list-style-name="L13"/>
    <style:style style:name="P23" style:family="paragraph" style:parent-style-name="Standard">
      <style:text-properties fo:background-color="#ffff00"/>
    </style:style>
    <style:style style:name="P24" style:family="paragraph" style:parent-style-name="Standard" style:list-style-name="L13">
      <style:text-properties fo:background-color="#ffff00"/>
    </style:style>
    <style:style style:name="P25" style:family="paragraph" style:parent-style-name="Standard" style:list-style-name="L69">
      <style:text-properties fo:background-color="#ffff00"/>
    </style:style>
    <style:style style:name="P26" style:family="paragraph" style:parent-style-name="Standard" style:list-style-name="L16"/>
    <style:style style:name="P27" style:family="paragraph" style:parent-style-name="Standard" style:list-style-name="L17"/>
    <style:style style:name="P28" style:family="paragraph" style:parent-style-name="Standard" style:list-style-name="L19"/>
    <style:style style:name="P29" style:family="paragraph" style:parent-style-name="Standard" style:list-style-name="L18"/>
    <style:style style:name="P30" style:family="paragraph" style:parent-style-name="Standard" style:list-style-name="L20"/>
    <style:style style:name="P31" style:family="paragraph" style:parent-style-name="Standard" style:list-style-name="L21"/>
    <style:style style:name="P32" style:family="paragraph" style:parent-style-name="Standard" style:list-style-name="L22"/>
    <style:style style:name="P33" style:family="paragraph" style:parent-style-name="Standard" style:list-style-name="L23"/>
    <style:style style:name="P34" style:family="paragraph" style:parent-style-name="Standard" style:list-style-name="L24"/>
    <style:style style:name="P35" style:family="paragraph" style:parent-style-name="Standard" style:list-style-name="L25"/>
    <style:style style:name="P36" style:family="paragraph" style:parent-style-name="Standard" style:list-style-name="L26"/>
    <style:style style:name="P37" style:family="paragraph" style:parent-style-name="Standard" style:list-style-name="L27"/>
    <style:style style:name="P38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9" style:family="paragraph" style:parent-style-name="Standard" style:list-style-name="L57"/>
    <style:style style:name="P40" style:family="paragraph" style:parent-style-name="Standard" style:list-style-name="L58"/>
    <style:style style:name="P41" style:family="paragraph" style:parent-style-name="Standard" style:list-style-name="L59"/>
    <style:style style:name="P42" style:family="paragraph" style:parent-style-name="Standard" style:list-style-name="L60"/>
    <style:style style:name="P43" style:family="paragraph" style:parent-style-name="Standard" style:list-style-name="L61"/>
    <style:style style:name="P44" style:family="paragraph" style:parent-style-name="Standard" style:list-style-name="L62"/>
    <style:style style:name="P45" style:family="paragraph" style:parent-style-name="Standard" style:list-style-name="L63"/>
    <style:style style:name="P46" style:family="paragraph" style:parent-style-name="Standard" style:list-style-name="L64"/>
    <style:style style:name="P47" style:family="paragraph" style:parent-style-name="Standard" style:list-style-name="L65"/>
    <style:style style:name="P48" style:family="paragraph" style:parent-style-name="Standard" style:list-style-name="L66"/>
    <style:style style:name="P49" style:family="paragraph" style:parent-style-name="Standard" style:list-style-name="L67"/>
    <style:style style:name="P50" style:family="paragraph" style:parent-style-name="Standard" style:list-style-name="L68"/>
    <style:style style:name="P51" style:family="paragraph" style:parent-style-name="Standard" style:list-style-name="L69"/>
    <style:style style:name="P52" style:family="paragraph" style:parent-style-name="Standard" style:list-style-name="L70"/>
    <style:style style:name="P53" style:family="paragraph" style:parent-style-name="Standard" style:list-style-name="L71"/>
    <style:style style:name="P54" style:family="paragraph" style:parent-style-name="Standard" style:list-style-name="L73"/>
    <style:style style:name="P55" style:family="paragraph" style:parent-style-name="Standard" style:list-style-name="L74"/>
    <style:style style:name="P56" style:family="paragraph" style:parent-style-name="Standard" style:list-style-name="L76"/>
    <style:style style:name="P57" style:family="paragraph" style:parent-style-name="Standard" style:list-style-name="L75"/>
    <style:style style:name="P58" style:family="paragraph" style:parent-style-name="Standard" style:list-style-name="L77"/>
    <style:style style:name="P59" style:family="paragraph" style:parent-style-name="Standard" style:list-style-name="L78"/>
    <style:style style:name="P60" style:family="paragraph" style:parent-style-name="Standard" style:list-style-name="L79"/>
    <style:style style:name="P61" style:family="paragraph" style:parent-style-name="Standard" style:list-style-name="L80"/>
    <style:style style:name="P62" style:family="paragraph" style:parent-style-name="Standard" style:list-style-name="L81"/>
    <style:style style:name="P63" style:family="paragraph" style:parent-style-name="Standard" style:list-style-name="L82"/>
    <style:style style:name="P64" style:family="paragraph" style:parent-style-name="Standard" style:list-style-name="L83"/>
    <style:style style:name="P65" style:family="paragraph" style:parent-style-name="Standard" style:list-style-name="L84"/>
    <style:style style:name="P66" style:family="paragraph" style:parent-style-name="Standard">
      <style:paragraph-properties fo:break-before="column"/>
    </style:style>
    <style:style style:name="P67" style:family="paragraph" style:parent-style-name="Heading_20_1" style:list-style-name=""/>
    <style:style style:name="P68" style:family="paragraph" style:parent-style-name="xml" style:list-style-name="L1"/>
    <style:style style:name="P69" style:family="paragraph" style:parent-style-name="xml" style:list-style-name="L2"/>
    <style:style style:name="P70" style:family="paragraph" style:parent-style-name="xml" style:list-style-name="L5"/>
    <style:style style:name="P71" style:family="paragraph" style:parent-style-name="xml" style:list-style-name="L24"/>
    <style:style style:name="P72" style:family="paragraph" style:parent-style-name="xml" style:list-style-name="L28"/>
    <style:style style:name="P73" style:family="paragraph" style:parent-style-name="xml">
      <style:text-properties fo:background-color="transparent"/>
    </style:style>
    <style:style style:name="P74" style:family="paragraph" style:parent-style-name="xml" style:list-style-name="L57"/>
    <style:style style:name="P75" style:family="paragraph" style:parent-style-name="xml" style:list-style-name="L60"/>
    <style:style style:name="P76" style:family="paragraph" style:parent-style-name="xml" style:list-style-name="L81"/>
    <style:style style:name="P77" style:family="paragraph" style:parent-style-name="Text_20_body" style:list-style-name="L14"/>
    <style:style style:name="P78" style:family="paragraph" style:parent-style-name="Text_20_body" style:list-style-name="L15"/>
    <style:style style:name="P79" style:family="paragraph" style:parent-style-name="Text_20_body" style:list-style-name="L18"/>
    <style:style style:name="P80" style:family="paragraph" style:parent-style-name="Text_20_body" style:list-style-name="L71"/>
    <style:style style:name="P81" style:family="paragraph" style:parent-style-name="Text_20_body" style:list-style-name="L72"/>
    <style:style style:name="P82" style:family="paragraph" style:parent-style-name="Text_20_body" style:list-style-name="L75"/>
    <style:style style:name="P83" style:family="paragraph" style:parent-style-name="Text_20_body">
      <style:paragraph-properties fo:break-before="page"/>
    </style:style>
    <style:style style:name="T1" style:family="text">
      <style:text-properties fo:background-color="transparent"/>
    </style:style>
    <style:style style:name="T2" style:family="text">
      <style:text-properties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1">Balisage corps des lettres</text:h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Balisage corps des lettres<text:tab/>1</text:p>
          <text:p text:style-name="P8">1)Structuration du corps de document <text:tab/>1</text:p>
          <text:p text:style-name="P8">2)Balises spécifiques lettre<text:tab/>1</text:p>
          <text:p text:style-name="P7">Titres courants et en-têtes formalisées<text:tab/>1</text:p>
          <text:p text:style-name="P7">Formule de début de lettre<text:tab/>2</text:p>
          <text:p text:style-name="P7">Formule de fin de lettre<text:tab/>2</text:p>
          <text:p text:style-name="P7">post-scriptum <text:tab/>2</text:p>
          <text:p text:style-name="P7">références à d'autres lettres d'une correspondance <text:tab/>2</text:p>
          <text:p text:style-name="P8">3)Entités nommées<text:tab/>3</text:p>
          <text:p text:style-name="P8">4)Notes et annotations<text:tab/>4</text:p>
          <text:p text:style-name="P8">5)Formes graphiques<text:tab/>4</text:p>
          <text:p text:style-name="P8">6)balises de transcription/apparat critique <text:tab/>5</text:p>
          <text:p text:style-name="P7">abréviation<text:tab/>6</text:p>
          <text:p text:style-name="P7">correction<text:tab/>6</text:p>
          <text:p text:style-name="P7">régularisation<text:tab/>6</text:p>
          <text:p text:style-name="P8">7)Autres balises corps de texte<text:tab/>6</text:p>
        </text:index-body>
      </text:table-of-content>
      <text:p text:style-name="Text_20_body"/>
      <text:p text:style-name="Text_20_body"/>
      <text:p text:style-name="Text_20_body"/>
      <text:p text:style-name="P83"/>
      <text:h text:style-name="Heading_20_2" text:outline-level="2">Structuration du corps de document </text:h>
      <text:p text:style-name="Text_20_body"><text:span text:style-name="xmlc"/></text:p>
      <text:p text:style-name="xml"><text:span text:style-name="xml">text/body/</text:span></text:p>
      <text:p text:style-name="xml"><text:span text:style-name="xml"/></text:p>
      <text:list xml:id="list6459631903700530124" text:style-name="L28">
        <text:list-item>
          <text:p text:style-name="P72"><text:span text:style-name="xmlc">&lt;div&gt; </text:span>[obligatoire] pour la structure d'un document de correspondance (lettre, carte postale...)</text:p>
        </text:list-item>
      </text:list>
      <text:list xml:id="list8109815055788734576" text:style-name="L57">
        <text:list-item>
          <text:list>
            <text:list-item>
              <text:p text:style-name="P74"><text:span text:style-name="xmlc">@type</text:span> pour préciser le type de document, éventuellement l'enveloppe si elle est transcrite </text:p>
              <text:list>
                <text:list-item>
                  <text:p text:style-name="P74">valeurs possibles: "letter" (lettre)| "envelope "(enveloppe)| "note" (billet, document transmis entre deux correspondants et qui ne respecte pas les formes épistolaires)| "postcard "(carte postale)| telegram (télagramme) |"attachment "(pièce jointe)</text:p>
                </text:list-item>
              </text:list>
            </text:list-item>
            <text:list-item>
              <text:p text:style-name="P39"><text:span text:style-name="xmlc">&lt;p&gt; </text:span>[obligatoire] </text:p>
            </text:list-item>
          </text:list>
        </text:list-item>
      </text:list>
      <text:p text:style-name="xml"/>
      <text:p text:style-name="xml"/>
      <text:p text:style-name="xml"/>
      <text:h text:style-name="Heading_20_2" text:outline-level="2">Balises spécifiques correspondance épistolaire</text:h>
      <text:p text:style-name="Text_20_body"/>
      <text:p text:style-name="Text_20_body"/>
      <text:h text:style-name="Heading_20_3" text:outline-level="3">Titres courants et en-têtes formalisées</text:h>
      <text:p text:style-name="Text_20_body"/>
      <text:p text:style-name="xml"><text:span text:style-name="xml">text/body/div/</text:span></text:p>
      <text:p text:style-name="xml"><text:span text:style-name="xml"/></text:p>
      <text:list xml:id="list6070365315867652031" text:style-name="L58">
        <text:list-item>
          <text:p text:style-name="P40"><text:span text:style-name="xml">&lt;fw&gt; <text:s/></text:span>pour les titres courants, en-têtes formalisées <text:s/></text:p>
        </text:list-item>
      </text:list>
      <text:list xml:id="list1776037961047201536" text:style-name="L59">
        <text:list-item>
          <text:list>
            <text:list-item>
              <text:p text:style-name="P41"><text:span text:style-name="xmlc">@type</text:span> si plusieurs sortes de titres courants</text:p>
              <text:list>
                <text:list-item>
                  <text:p text:style-name="P41">valeurs suggérées:</text:p>
                  <text:p text:style-name="P41">- <text:span text:style-name="xmlc">" header "</text:span> un titre courant en haut de page</text:p>
                  <text:p text:style-name="P41">- <text:span text:style-name="xmlc">" footer "</text:span> un titre courant en bas de page</text:p>
                  <text:p text:style-name="P41">- <text:span text:style-name="xmlc">" pageNum " </text:span>un numéro de page ou symbole de foliation</text:p>
                  <text:p text:style-name="P41">- <text:span text:style-name="xmlc">" lineNume "</text:span> numéro d'une ligne en prose ou en vers</text:p>
                  <text:p text:style-name="P41">- <text:span text:style-name="xmlc">" sig "</text:span> marque de cahier</text:p>
                  <text:p text:style-name="P41">- <text:span text:style-name="xmlc">" catch "</text:span> une réclame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3" text:outline-level="3">Formule de début de lettre</text:h>
      <text:p text:style-name="xml"/>
      <text:p text:style-name="xml"><text:span text:style-name="xml">text/body/div/</text:span></text:p>
      <text:p text:style-name="xml"><text:span text:style-name="xml"/></text:p>
      <text:list xml:id="list1097389255088245939" text:style-name="L60">
        <text:list-item>
          <text:p text:style-name="P75"><text:span text:style-name="xmlc">&lt;opener&gt;</text:span> formule de début de lettre regroupant des informations préliminaires au commencement d'une lettre </text:p>
          <text:list>
            <text:list-item>
              <text:p text:style-name="P42"><text:span text:style-name="xml">&lt;salute&gt;</text:span> formule d'apostrophe </text:p>
            </text:list-item>
            <text:list-item>
              <text:p text:style-name="P42"><text:span text:style-name="xmlc">&lt;address&gt;</text:span> pour baliser une adresse postale présente dans la formule de début de lettre</text:p>
              <text:list>
                <text:list-item>
                  <text:p text:style-name="P42"><text:span text:style-name="xmlc">@sameAs </text:span>pour déterminer s'il s'agit de l'adresse de l'expéditeur ou du destinataire (pointe vers l'id du <text:span text:style-name="xmlc">&lt;persName&gt;</text:span> du <text:span text:style-name="xmlc">&lt;correspDesc&gt;</text:span>)</text:p>
                </text:list-item>
              </text:list>
            </text:list-item>
            <text:list-item>
              <text:p text:style-name="P42"><text:soft-page-break/><text:span text:style-name="xmlc">address/addrLine <text:s/></text:span>ligne d'une adresse </text:p>
            </text:list-item>
            <text:list-item>
              <text:p text:style-name="P42"><text:span text:style-name="xmlc">&lt;dateline&gt;</text:span> pour la mention d'une date dans la formule de début</text:p>
            </text:list-item>
          </text:list>
        </text:list-item>
      </text:list>
      <text:p text:style-name="xml"><text:span text:style-name="xml"/></text:p>
      <text:p text:style-name="P1"/>
      <text:p text:style-name="P1"/>
      <text:p text:style-name="xml"/>
      <text:p text:style-name="xml"/>
      <text:p text:style-name="xml"/>
      <text:h text:style-name="Heading_20_3" text:outline-level="3">Formule de fin de lettre</text:h>
      <text:p text:style-name="xml"/>
      <text:p text:style-name="xml"><text:span text:style-name="xml">text/body/div/ </text:span></text:p>
      <text:p text:style-name="xml"><text:span text:style-name="xml"/></text:p>
      <text:list xml:id="list37311927" text:continue-numbering="true" text:style-name="L60">
        <text:list-item>
          <text:p text:style-name="P75"><text:span text:style-name="xmlc">&lt;closer&gt;</text:span> formule de fin de lettre regroupant des informations préliminaires à la fin d'une lettre </text:p>
          <text:list>
            <text:list-item>
              <text:p text:style-name="P42"><text:span text:style-name="xml">&lt;salute&gt;</text:span> formule de politesse de fin de lettre</text:p>
            </text:list-item>
            <text:list-item>
              <text:p text:style-name="P42"><text:span text:style-name="xmlc">&lt;address&gt;</text:span> pour baliser une adresse postale présente dans la formule finale</text:p>
              <text:list>
                <text:list-item>
                  <text:p text:style-name="P42"><text:span text:style-name="xmlc">@sameAs </text:span>pour déterminer s'il s'agit de l'adresse de l'expéditeur ou du destinataire (pointe vers l'id du <text:span text:style-name="xmlc">&lt;persName&gt;</text:span> du <text:span text:style-name="xmlc">&lt;correspDesc&gt;</text:span>)</text:p>
                </text:list-item>
              </text:list>
            </text:list-item>
            <text:list-item>
              <text:p text:style-name="P42"><text:span text:style-name="xmlc">address/addrLine <text:s/></text:span><text:s/>ligne d'une adresse</text:p>
            </text:list-item>
            <text:list-item>
              <text:p text:style-name="P14"><text:span text:style-name="xmlc">&lt;dateline&gt;</text:span> pour la mention d'une date dans la formule finale</text:p>
            </text:list-item>
            <text:list-item>
              <text:p text:style-name="P14"><text:span text:style-name="xmlc">&lt;signed&gt;</text:span> pour la signature </text:p>
            </text:list-item>
          </text:list>
        </text:list-item>
      </text:list>
      <text:p text:style-name="P1"/>
      <text:p text:style-name="Standard"><text:span text:style-name="xml"/></text:p>
      <text:h text:style-name="Heading_20_3" text:outline-level="3">post-scriptum<text:span text:style-name="xml"> </text:span></text:h>
      <text:p text:style-name="Standard"/>
      <text:p text:style-name="xml"><text:span text:style-name="xml">text/body/div/</text:span></text:p>
      <text:p text:style-name="xml"><text:span text:style-name="xml"/></text:p>
      <text:p text:style-name="Standard"><text:span text:style-name="xmlc">&lt;postscript&gt;</text:span> pour entrer le<text:span text:style-name="xmlc"> </text:span>post-scriptum en texte libre </text:p>
      <text:list xml:id="list7717865819914673000" text:style-name="L61">
        <text:list-item>
          <text:p text:style-name="P43"><text:span text:style-name="xmlc">@n</text:span> pour les numéroter si plusieurs </text:p>
        </text:list-item>
      </text:list>
      <text:p text:style-name="Standard"/>
      <text:h text:style-name="Heading_20_3" text:outline-level="3">références à d'autres lettres d'une correspondance </text:h>
      <text:p text:style-name="xml"><text:span text:style-name="xml"/></text:p>
      <text:p text:style-name="xml"><text:span text:style-name="xml">div/p/</text:span></text:p>
      <text:list xml:id="list4415924625133935874" text:style-name="L62">
        <text:list-item>
          <text:p text:style-name="P44"><text:span text:style-name="xmlc">&lt;ref&gt; </text:span>permet de faire des connexions internes au corpus en balisant la mention d'une autre lettre </text:p>
          <text:list>
            <text:list-item>
              <text:p text:style-name="P44"><text:span text:style-name="xmlc">@target</text:span> pour renvoyer vers cette autre lettre </text:p>
            </text:list-item>
          </text:list>
        </text:list-item>
      </text:list>
      <text:p text:style-name="Standard"/>
      <text:p text:style-name="Standard">Ex. <text:span text:style-name="xmlc">J'ai bien reçu &lt;ref <text:s/>target= "lien_lettre "&gt;votre lettre du 18 juin&lt;/ref&gt; et...</text:span></text:p>
      <text:p text:style-name="Standard"/>
      <text:p text:style-name="Standard"/>
      <text:p text:style-name="Standard"/>
      <text:h text:style-name="Heading_20_2" text:outline-level="2">Entités nommées</text:h>
      <text:p text:style-name="Standard"/>
      <text:p text:style-name="xml"><text:span text:style-name="xml">div/p/</text:span></text:p>
      <text:p text:style-name="Standard"/>
      <text:list xml:id="list8349640117910758069" text:style-name="L63">
        <text:list-item>
          <text:p text:style-name="P45"><text:span text:style-name="xmlc">&lt;persName&gt;</text:span> pour baliser un nom de personnes dans le corps de lettre </text:p>
          <text:list>
            <text:list-item>
              <text:p text:style-name="P45"><text:span text:style-name="xmlc">@xml:id</text:span> pour créer un identifiant unique</text:p>
            </text:list-item>
            <text:list-item>
              <text:p text:style-name="P45"><text:soft-page-break/><text:span text:style-name="xmlc">@key</text:span> pour identifier par un moyen externe (ex nom normalisé d'une base de données) une entité nommée (ex. <text:span text:style-name="xmlc">&lt;persName key= "Hugo, Victor (1802-1885) "</text:span>)</text:p>
            </text:list-item>
            <text:list-item>
              <text:p text:style-name="P45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/></text:p>
      <text:p text:style-name="Standard"/>
      <text:p text:style-name="Standard"/>
      <text:list xml:id="list37305311" text:continue-numbering="true" text:style-name="L63">
        <text:list-item>
          <text:p text:style-name="P45"><text:span text:style-name="xmlc">&lt;placeName&gt;</text:span> pour baliser un lieu dans le corps de la lettre</text:p>
          <text:list>
            <text:list-item>
              <text:p text:style-name="P45"><text:span text:style-name="xmlc">@xml:id</text:span> pour créer un identifiant unique</text:p>
            </text:list-item>
            <text:list-item>
              <text:p text:style-name="P45"><text:span text:style-name="xmlc">@key</text:span> pour identifier par un moyen externe (ex nom normalisé d'une base de données) une entité nommée</text:p>
            </text:list-item>
            <text:list-item>
              <text:p text:style-name="P45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><text:span text:style-name="T1"/></text:span></text:p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3025682333283226810" text:style-name="L64">
        <text:list-item>
          <text:p text:style-name="P46"><text:span text:style-name="xml"><text:span text:style-name="T1">&lt;orgName&gt;</text:span></text:span><text:span text:style-name="xmlc"><text:span text:style-name="T1"> <text:s/></text:span></text:span>pour baliser le nom d'une institution ou entreprise </text:p>
          <text:list>
            <text:list-item>
              <text:p text:style-name="P46"><text:span text:style-name="xmlc">@xml:id</text:span> pour créer un identifiant unique</text:p>
            </text:list-item>
            <text:list-item>
              <text:p text:style-name="P46"><text:span text:style-name="xmlc">@key</text:span> pour identifier par un moyen externe (ex nom normalisé d'une base de données) une entité nommée</text:p>
            </text:list-item>
            <text:list-item>
              <text:p text:style-name="P46"><text:span text:style-name="xmlc">@ref</text:span> pour localiser via URL la définition complète d'une entité nommée</text:p>
            </text:list-item>
          </text:list>
        </text:list-item>
      </text:list>
      <text:p text:style-name="Standard"/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7850020328034362575" text:style-name="L65">
        <text:list-item>
          <text:p text:style-name="P47"><text:span text:style-name="xmlc"><text:span text:style-name="T1">&lt;date&gt;</text:span></text:span><text:span text:style-name="T1"> pour baliser les dates </text:span></text:p>
          <text:list>
            <text:list-item>
              <text:p text:style-name="P47"><text:span text:style-name="xmlc">@when</text:span> <text:s/>date exacte de l'événement sous une forme normalisée, aaaa-mm-jj, (ex. <text:span text:style-name="xmlc">" 2001-01-01 "</text:span>) ou aaaa-mm (<text:span text:style-name="xmlc">" 2001-01 ") </text:span>ou aaaa<text:span text:style-name="xmlc"> (" 2001")</text:span></text:p>
            </text:list-item>
            <text:list-item>
              <text:p text:style-name="P47"><text:span text:style-name="xmlc">@notBefore</text:span> <text:tab/>date la plus ancienne de l'événement sous une forme normalisée, (ex. <text:span text:style-name="xmlc">" 2001-01-01 "</text:span>) ou aaaa-mm (<text:span text:style-name="xmlc">" 2001-01 ") </text:span>ou aaaa<text:span text:style-name="xmlc"> (" 2001")</text:span></text:p>
            </text:list-item>
            <text:list-item>
              <text:p text:style-name="P47"><text:span text:style-name="xmlc"><text:span text:style-name="T1">@notAfter</text:span></text:span><text:span text:style-name="T1"> <text:tab/>date la plus récente de l'événement sous une forme normalisée, aaaa-mm-jj, (ex. </text:span><text:span text:style-name="xmlc"><text:span text:style-name="T1">" 2001-01-01 "</text:span></text:span><text:span text:style-name="T1">) ou aaaa-mm (</text:span><text:span text:style-name="xmlc"><text:span text:style-name="T1">" 2001-01 ") </text:span></text:span><text:span text:style-name="T1">ou aaaa</text:span><text:span text:style-name="xmlc"><text:span text:style-name="T1"> (" 2001")</text:span></text:span></text:p>
            </text:list-item>
          </text:list>
        </text:list-item>
      </text:list>
      <text:p text:style-name="P3"/>
      <text:p text:style-name="P3">[obligatoire] pour &lt;date&gt; soit un <text:span text:style-name="xmlc"><text:span text:style-name="T2">@when</text:span></text:span><text:span text:style-name="xmlc"> </text:span>soit un <text:span text:style-name="xmlc"><text:span text:style-name="T2">@notBefore</text:span></text:span> et/ou <text:span text:style-name="xmlc"><text:span text:style-name="T2">@notAfter</text:span></text:span></text:p>
      <text:p text:style-name="P3"/>
      <text:p text:style-name="P3"/>
      <text:list xml:id="list37291792" text:continue-numbering="true" text:style-name="L65">
        <text:list-item>
          <text:p text:style-name="P47"><text:span text:style-name="xmlc"><text:span text:style-name="T1">&lt;bibl&gt;</text:span></text:span><text:span text:style-name="T1"> pour baliser les titres d’œuvres et les références bibliographique</text:span></text:p>
        </text:list-item>
      </text:list>
      <text:list xml:id="list4044115558917561090" text:style-name="L66">
        <text:list-item>
          <text:list>
            <text:list-item>
              <text:p text:style-name="P48"><text:span text:style-name="xmlc"><text:span text:style-name="T1">@xml:id </text:span></text:span><text:span text:style-name="T1">pour identifier une œuvre </text:span></text:p>
            </text:list-item>
            <text:list-item>
              <text:p text:style-name="P48"><text:span text:style-name="xmlc"><text:span text:style-name="T1">@source</text:span></text:span><text:span text:style-name="T1"> spécifie la source éventuellement par un lien URL</text:span></text:p>
            </text:list-item>
          </text:list>
        </text:list-item>
      </text:list>
      <text:list xml:id="list6848785907083928525" text:style-name="L67">
        <text:list-item>
          <text:list>
            <text:list-item>
              <text:p text:style-name="P49"><text:span text:style-name="xmlc"><text:span text:style-name="T1">@type</text:span></text:span><text:span text:style-name="T1"> pour le type d’œuvre</text:span></text:p>
              <text:list>
                <text:list-item>
                  <text:p text:style-name="P49"><text:span text:style-name="T1">valeurs suggérées:</text:span><text:span text:style-name="xmlc"><text:span text:style-name="T1"> " literature "| "science "| "art "</text:span></text:span></text:p>
                </text:list-item>
              </text:list>
            </text:list-item>
          </text:list>
        </text:list-item>
      </text:list>
      <text:p text:style-name="P4"><text:span text:style-name="xmlc"><text:span text:style-name="T1"/></text:span></text:p>
      <text:p text:style-name="Standard"><text:span text:style-name="xmlc"><text:span text:style-name="T1"/></text:span></text:p>
      <text:h text:style-name="Heading_20_2" text:outline-level="2">Notes et annotations</text:h>
      <text:p text:style-name="xml"><text:span text:style-name="xml"/></text:p>
      <text:p text:style-name="xml"><text:span text:style-name="xml">div/p/</text:span></text:p>
      <text:p text:style-name="Standard"><text:span text:style-name="xmlc"><text:span text:style-name="T1"/></text:span></text:p>
      <text:list xml:id="list8489316998703979413" text:style-name="L68">
        <text:list-item>
          <text:p text:style-name="P50"><text:span text:style-name="xmlc"><text:span text:style-name="T1">&lt;note&gt; <text:s/></text:span></text:span>notes explicatives</text:p>
          <text:list>
            <text:list-item>
              <text:p text:style-name="P50"><text:span text:style-name="xmlc">@type</text:span> <text:span text:style-name="T1">[obligatoire] </text:span>pour préciser le type de notes</text:p>
              <text:list>
                <text:list-item>
                  <text:p text:style-name="P50">valeurs possibles: <text:s/><text:span text:style-name="xmlc">" author " </text:span>(note intégrée par l'auteur)<text:span text:style-name="xmlc">| "editor </text:span>(notes critiques des éditeurs)<text:span text:style-name="xmlc">"</text:span></text:p>
                </text:list-item>
              </text:list>
            </text:list-item>
            <text:list-item>
              <text:p text:style-name="P50"><text:span text:style-name="xmlc">@place <text:s/></text:span>pour spécifier la localisation de la note </text:p>
              <text:list>
                <text:list-item>
                  <text:p text:style-name="P50">valeurs possibles:</text:p>
                  <text:p text:style-name="P50">- <text:span text:style-name="xmlc">" below "</text:span> au-dessous de la ligne</text:p>
                  <text:p text:style-name="P50"><text:soft-page-break/>- <text:span text:style-name="xmlc">"bottom "</text:span> dans la marge inférieure</text:p>
                  <text:p text:style-name="P50">- <text:span text:style-name="xmlc">" margin "</text:span> dans la marge (gauche/droite/les deux)</text:p>
                  <text:p text:style-name="P50">- <text:span text:style-name="xmlc">" top "</text:span> dans la marge supérieure </text:p>
                  <text:p text:style-name="P50">- <text:span text:style-name="xmlc">" opposite "</text:span> sur la page opposée</text:p>
                  <text:p text:style-name="P50">- <text:span text:style-name="xmlc">"overleaf "</text:span> de l'autre côté de la feuille</text:p>
                  <text:p text:style-name="P50">- <text:span text:style-name="xmlc">"above "</text:span>au-dessus de la ligne </text:p>
                  <text:p text:style-name="P50">- <text:span text:style-name="xmlc">" end "</text:span> à la fin par exemple d'un chapitre ou d'un volume</text:p>
                  <text:p text:style-name="P50">- <text:span text:style-name="xmlc">"inline"</text:span> dans le corps du texte</text:p>
                  <text:p text:style-name="P50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"/>
      <text:list xml:id="list3141706633381143165" text:style-name="L69">
        <text:list-item>
          <text:p text:style-name="P51"><text:span text:style-name="xmlc"><text:span text:style-name="T1">&lt;add&gt;</text:span></text:span><text:span text:style-name="T1"> [obligatoire] pour les ajouts ou annotations de l'auteur ou qui sont postérieures à la date de rédaction du document</text:span></text:p>
          <text:list>
            <text:list-item>
              <text:p text:style-name="P25"><text:span text:style-name="xmlc"><text:span text:style-name="T1">@type </text:span></text:span></text:p>
              <text:list>
                <text:list-item>
                  <text:p text:style-name="P51"><text:span text:style-name="T1">valeurs possibles</text:span>: <text:span text:style-name="xmlc">"posterior"| "author "</text:span></text:p>
                </text:list-item>
              </text:list>
            </text:list-item>
            <text:list-item>
              <text:p text:style-name="P51"><text:span text:style-name="xmlc">@place <text:s/></text:span>pour spécifier la localisation de la note </text:p>
              <text:list>
                <text:list-item>
                  <text:p text:style-name="P51">valeurs suggérées:</text:p>
                  <text:p text:style-name="P51">- <text:span text:style-name="xmlc">" below "</text:span> au-dessous de la ligne</text:p>
                  <text:p text:style-name="P51">- <text:span text:style-name="xmlc">"bottom "</text:span> dans la marge inférieure</text:p>
                  <text:p text:style-name="P51">- <text:span text:style-name="xmlc">" margin "</text:span> dans la marge (gauche/droite/les deux)</text:p>
                  <text:p text:style-name="P51">- <text:span text:style-name="xmlc">" top "</text:span> dans la marge supérieure </text:p>
                  <text:p text:style-name="P51">- <text:span text:style-name="xmlc">" opposite "</text:span> sur la page opposée</text:p>
                  <text:p text:style-name="P51">- <text:span text:style-name="xmlc">"overleaf "</text:span> de l'autre côté de la feuille</text:p>
                  <text:p text:style-name="P51">- <text:span text:style-name="xmlc">"above "</text:span>au-dessus de la ligne </text:p>
                  <text:p text:style-name="P51">- <text:span text:style-name="xmlc">" end "</text:span> à la fin par exemple d'un chapitre ou d'un volume</text:p>
                  <text:p text:style-name="P51">- <text:span text:style-name="xmlc">"inline"</text:span> dans le corps du texte</text:p>
                  <text:p text:style-name="P51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h text:style-name="Heading_20_2" text:outline-level="2">Formes graphiques</text:h>
      <text:p text:style-name="Text_20_body"><text:span text:style-name="xmlc"/></text:p>
      <text:p text:style-name="xml"><text:span text:style-name="xml">text/body/div/</text:span></text:p>
      <text:p text:style-name="xml"><text:span text:style-name="xml">div/p/</text:span></text:p>
      <text:p text:style-name="xml"><text:span text:style-name="xml"/></text:p>
      <text:p text:style-name="xml"><text:span text:style-name="xml"/></text:p>
      <text:list xml:id="list4485678675845085773" text:style-name="L70">
        <text:list-item>
          <text:p text:style-name="P52"><text:span text:style-name="xmlc">&lt;figure&gt; </text:span>pour baliser des éléments graphiques (dessins...)</text:p>
        </text:list-item>
      </text:list>
      <text:list xml:id="list9111746815073320706" text:style-name="L71">
        <text:list-item>
          <text:list>
            <text:list-item>
              <text:p text:style-name="P80"><text:span text:style-name="xmlc">&lt;graphic&gt;</text:span> pour l'url de l'image si disponible </text:p>
              <text:list>
                <text:list-item>
                  <text:p text:style-name="P53"><text:span text:style-name="xmlc">@url </text:span>[obligatoire]<text:span text:style-name="xmlc"> </text:span>pour renvoyer vers une image du dessin</text:p>
                </text:list-item>
              </text:list>
            </text:list-item>
            <text:list-item>
              <text:p text:style-name="P53"><text:span text:style-name="xmlc">&lt;figDesc&gt; </text:span><text:s/>pour décrire le dessin </text:p>
            </text:list-item>
          </text:list>
          <text:p text:style-name="P53"><text:span text:style-name="xmlc"/></text:p>
          <text:p text:style-name="P53"><text:span text:style-name="xmlc"/></text:p>
        </text:list-item>
        <text:list-item>
          <text:p text:style-name="P53"><text:span text:style-name="xmlc">&lt;formula&gt;</text:span> pour les formules mathématiques</text:p>
          <text:list>
            <text:list-item>
              <text:p text:style-name="P80"><text:span text:style-name="xmlc">@notation</text:span> pour préciser la notation scientifique </text:p>
            </text:list-item>
            <text:list-item>
              <text:p text:style-name="P53"><text:span text:style-name="xmlc">&lt;graphic&gt; <text:s/></text:span>pour relier les notes de musique à une image </text:p>
              <text:list>
                <text:list-item>
                  <text:p text:style-name="P53"><text:span text:style-name="xmlc">@url </text:span>[obligatoire]<text:span text:style-name="xmlc"> </text:span>pour renvoyer vers une image de la formule mathématique </text:p>
                </text:list-item>
              </text:list>
            </text:list-item>
          </text:list>
          <text:p text:style-name="P80"/>
        </text:list-item>
        <text:list-item>
          <text:p text:style-name="P80"><text:soft-page-break/><text:span text:style-name="xmlc">&lt;table&gt;</text:span> pour les tableaux </text:p>
          <text:list>
            <text:list-item>
              <text:p text:style-name="P80"><text:span text:style-name="xmlc">@rows @cols</text:span> pour le nombre de colonnes et lignes </text:p>
            </text:list-item>
          </text:list>
        </text:list-item>
      </text:list>
      <text:p text:style-name="Text_20_body"><text:span text:style-name="xmlc"/></text:p>
      <text:p text:style-name="Text_20_body"><text:span text:style-name="xmlc">table/</text:span></text:p>
      <text:p text:style-name="Text_20_body"><text:span text:style-name="xmlc">&lt;head&gt;</text:span> pour le titre d'un tableau</text:p>
      <text:p text:style-name="Text_20_body"><text:span text:style-name="xmlc">&lt;row&gt;</text:span> <text:s/>pour une ligne d'un tableau</text:p>
      <text:list xml:id="list3869417447117869097" text:style-name="L72">
        <text:list-item>
          <text:p text:style-name="P81"><text:span text:style-name="xmlc">@role</text:span> pour le type d'information contenu dans une ligne</text:p>
        </text:list-item>
      </text:list>
      <text:p text:style-name="Text_20_body"><text:span text:style-name="xmlc">&lt;cell&gt;</text:span> pour une cellule d'un tableau</text:p>
      <text:list xml:id="list37315580" text:continue-numbering="true" text:style-name="L72">
        <text:list-item>
          <text:p text:style-name="P81"><text:span text:style-name="xmlc">@role</text:span> pour le type d'information contenu dans une cellule</text:p>
        </text:list-item>
      </text:list>
      <text:p text:style-name="Text_20_body"/>
      <text:p text:style-name="Text_20_body"/>
      <text:list xml:id="list37301117" text:continue-numbering="true" text:style-name="L72">
        <text:list-item>
          <text:p text:style-name="P81"><text:span text:style-name="xmlc">&lt;notatedMusic&gt;</text:span> <text:s/>pour encoder des notes de musique</text:p>
        </text:list-item>
      </text:list>
      <text:p text:style-name="Standard"><text:span text:style-name="xmlc"/></text:p>
      <text:p text:style-name="Standard"><text:span text:style-name="xmlc">notatedMusic/</text:span></text:p>
      <text:p text:style-name="Standard"><text:span text:style-name="xmlc"/></text:p>
      <text:list xml:id="list3296387946929358756" text:style-name="L73">
        <text:list-item>
          <text:p text:style-name="P54"><text:span text:style-name="xmlc">&lt;graphic&gt; <text:s/></text:span>pour relier les notes de musique à une image </text:p>
        </text:list-item>
      </text:list>
      <text:list xml:id="list8845064286841695812" text:style-name="L74">
        <text:list-item>
          <text:list>
            <text:list-item>
              <text:p text:style-name="P55"><text:span text:style-name="xmlc">@url </text:span>[obligatoire]<text:span text:style-name="xmlc"> </text:span>pour renvoyer vers une image de ces notes de musiques</text:p>
            </text:list-item>
          </text:list>
        </text:list-item>
      </text:list>
      <text:p text:style-name="Standard"/>
      <text:list xml:id="list37301546" text:continue-numbering="true" text:style-name="L74">
        <text:list-item>
          <text:p text:style-name="P55"><text:span text:style-name="xmlc">&lt;desc&gt; </text:span>pour décrire la partition musicale </text:p>
        </text:list-item>
      </text:list>
      <text:p text:style-name="Standard"/>
      <text:p text:style-name="Standard">Ex.<text:span text:style-name="xmlc"> &lt;notatedMusic&gt;&lt;graphic url= "image.jpg "/&gt;&lt;desc&gt;description&lt;/desc&gt; &lt;/notatedMusic&gt;</text:span></text:p>
      <text:h text:style-name="Heading_20_3" text:outline-level="3"/>
      <text:h text:style-name="Heading_20_2" text:outline-level="2">balises de transcription/apparat critique </text:h>
      <text:p text:style-name="Text_20_body"/>
      <text:p text:style-name="Text_20_body"><text:span text:style-name="xmlc">div/p/</text:span></text:p>
      <text:p text:style-name="Text_20_body"><text:span text:style-name="xmlc">div/</text:span></text:p>
      <text:list xml:id="list6500863869369862381" text:style-name="L75">
        <text:list-item>
          <text:p text:style-name="P82"><text:span text:style-name="xmlc">&lt;lb&gt;</text:span> pour les sauts de ligne, pour faire une version diplomatique du texte</text:p>
        </text:list-item>
      </text:list>
      <text:p text:style-name="Text_20_body"/>
      <text:p text:style-name="Text_20_body"><text:span text:style-name="xmlc">div/p/</text:span></text:p>
      <text:list xml:id="list2031861443829173493" text:style-name="L76">
        <text:list-item>
          <text:p text:style-name="P56"><text:span text:style-name="xmlc">&lt;gap&gt;</text:span> <text:s/>pour une omission soit pour raisons éditoriales soit en raison de la dégradation du document</text:p>
          <text:list>
            <text:list-item>
              <text:p text:style-name="P56"><text:span text:style-name="xmlc">@unit</text:span> <text:s/>pour préciser la mesure </text:p>
              <text:list>
                <text:list-item>
                  <text:p text:style-name="P56">valeurs suggérées: <text:span text:style-name="xmlc">" cm " | " mm " | "line " </text:span>(ligne)<text:span text:style-name="xmlc"> | " char " </text:span>(caractères) | <text:span text:style-name="xmlc">" in "</text:span> (pouces)</text:p>
                </text:list-item>
              </text:list>
            </text:list-item>
            <text:list-item>
              <text:p text:style-name="P56"><text:span text:style-name="xmlc">@quantity</text:span> spécifie la quantité</text:p>
            </text:list-item>
            <text:list-item>
              <text:p text:style-name="P56"><text:span text:style-name="xmlc">@reason</text:span> donne la raison de l'omission</text:p>
              <text:list>
                <text:list-item>
                  <text:p text:style-name="P56">valeurs possibles: <text:span text:style-name="xmlc">" cancelled "</text:span> (râturé, biffé) | <text:span text:style-name="xmlc">" deleted "</text:span> (supprimé) | <text:span text:style-name="xmlc">" editorial "</text:span> (choix éditoriaux) | <text:span text:style-name="xmlc">" illigible "</text:span> (illisible) | <text:span text:style-name="xmlc">" irrevelant "</text:span> (non pertinent) | <text:span text:style-name="xmlc">" sampling "</text:span> (échantillonnage)</text:p>
                </text:list-item>
              </text:list>
            </text:list-item>
          </text:list>
        </text:list-item>
      </text:list>
      <text:p text:style-name="Standard"/>
      <text:p text:style-name="Text_20_body"/>
      <text:p text:style-name="Text_20_body"/>
      <text:list xml:id="list37291717" text:continue-list="list6500863869369862381" text:style-name="L75">
        <text:list-item>
          <text:p text:style-name="P57"><text:soft-page-break/><text:span text:style-name="xmlc">&lt;unclear&gt;</text:span> <text:s/>contient un mot, une expression ou bien un passage qui ne peut être transcrit avec certitude parce qu'il est illisible ou inaudible dans la source</text:p>
          <text:list>
            <text:list-item>
              <text:p text:style-name="P57"><text:span text:style-name="xmlc">@reason</text:span></text:p>
              <text:list>
                <text:list-item>
                  <text:p text:style-name="P57">valeurs suggérées : <text:span text:style-name="xmlc">" illegible " (illisible)| " faded " (délavé) | " background_noise " <text:s/>(bruit de fond) | " eccentric_ductus " </text:span></text:p>
                </text:list-item>
              </text:list>
            </text:list-item>
          </text:list>
        </text:list-item>
      </text:list>
      <text:p text:style-name="Standard"/>
      <text:p text:style-name="P5"/>
      <text:list xml:id="list37316740" text:continue-numbering="true" text:style-name="L75">
        <text:list-item>
          <text:p text:style-name="P57"><text:span text:style-name="xmlc">&lt;supplied&gt; </text:span>pour encoder du texte restitué par l'auteur de la transcription ou l'éditeur</text:p>
          <text:list>
            <text:list-item>
              <text:p text:style-name="P57"><text:span text:style-name="xmlc">@resp</text:span> <text:s/>indique l'éditeur ou transcripteur responsable de l'intervention ou de l'interprétation</text:p>
            </text:list-item>
            <text:list-item>
              <text:p text:style-name="P57"><text:span text:style-name="xmlc">@reason</text:span> <text:s/>donne la raison de la restitution du texte </text:p>
            </text:list-item>
          </text:list>
        </text:list-item>
      </text:list>
      <text:p text:style-name="Standard"/>
      <text:p text:style-name="Standard"/>
      <text:list xml:id="list37296202" text:continue-numbering="true" text:style-name="L75">
        <text:list-item>
          <text:p text:style-name="P57"><text:span text:style-name="xmlc">&lt;del&gt;</text:span> pour les mots raturés ou barrés</text:p>
        </text:list-item>
      </text:list>
      <text:p text:style-name="Standard"/>
      <text:p text:style-name="Standard"><text:s/></text:p>
      <text:p text:style-name="Standard"/>
      <text:list xml:id="list37316586" text:continue-numbering="true" text:style-name="L75">
        <text:list-item>
          <text:p text:style-name="P57"><text:span text:style-name="xmlc">&lt;choice&gt;</text:span> pour des choix éditoriaux concernant la transcription </text:p>
        </text:list-item>
      </text:list>
      <text:p text:style-name="Standard"/>
      <text:p text:style-name="Standard"/>
      <text:p text:style-name="Standard">types d'interventions <text:span text:style-name="xmlc">choice/</text:span> :</text:p>
      <text:p text:style-name="Standard"/>
      <text:p text:style-name="Standard"><text:span text:style-name="xmlc">choice/</text:span></text:p>
      <text:p text:style-name="Standard"/>
      <text:h text:style-name="Heading_20_3" text:outline-level="3">abréviation</text:h>
      <text:p text:style-name="Standard"/>
      <text:list xml:id="list9052271766873869589" text:style-name="L77">
        <text:list-item>
          <text:p text:style-name="P58"><text:span text:style-name="xmlc">&lt;abbr&gt;</text:span> pour la partie sous forme d'abréviation</text:p>
        </text:list-item>
        <text:list-item>
          <text:p text:style-name="P58"><text:span text:style-name="xmlc">&lt;expan&gt;</text:span> pour le contenu de l'abréviation </text:p>
          <text:list>
            <text:list-item>
              <text:p text:style-name="P58"><text:span text:style-name="xmlc">&lt;ex&gt;</text:span> pour l'ajout éditorial complétant l'abréviation </text:p>
            </text:list-item>
          </text:list>
        </text:list-item>
      </text:list>
      <text:p text:style-name="Standard"/>
      <text:p text:style-name="Standard">[les trois obligatoires]</text:p>
      <text:p text:style-name="Standard"/>
      <text:h text:style-name="Heading_20_3" text:outline-level="3">correction</text:h>
      <text:p text:style-name="Standard"/>
      <text:list xml:id="list2204487715936255447" text:style-name="L78">
        <text:list-item>
          <text:p text:style-name="P59"><text:span text:style-name="xmlc">&lt;sic&gt;</text:span> texte reproduit même si apparemment incorrect</text:p>
        </text:list-item>
        <text:list-item>
          <text:p text:style-name="P59"><text:span text:style-name="xmlc">&lt;corr&gt;</text:span> forme correcte du passage apparemment erroné</text:p>
        </text:list-item>
      </text:list>
      <text:p text:style-name="Standard"/>
      <text:p text:style-name="Standard">[les deux obligatoires]</text:p>
      <text:h text:style-name="Heading_20_3" text:outline-level="3">régularisation</text:h>
      <text:p text:style-name="Standard"/>
      <text:list xml:id="list5401135505654111749" text:style-name="L79">
        <text:list-item>
          <text:p text:style-name="P60"><text:span text:style-name="xmlc">&lt;orig&gt;</text:span> partie qui n'est pas régularisée ou normalisée</text:p>
        </text:list-item>
        <text:list-item>
          <text:p text:style-name="P60"><text:span text:style-name="xmlc">&lt;reg&gt;</text:span> texte qui a été régularisé (majuscules, ponctuations impropres...)</text:p>
        </text:list-item>
      </text:list>
      <text:p text:style-name="Standard"/>
      <text:p text:style-name="Standard">[les deux obligatoires]</text:p>
      <text:p text:style-name="Standard"/>
      <text:h text:style-name="Heading_20_2" text:outline-level="2"><text:soft-page-break/><text:span text:style-name="T1">Autres </text:span>balises corps de texte</text:h>
      <text:p text:style-name="Text_20_body"/>
      <text:p text:style-name="Standard"><text:span text:style-name="xmlc">div/</text:span></text:p>
      <text:p text:style-name="Standard"><text:span text:style-name="xmlc">div/p/</text:span></text:p>
      <text:p text:style-name="Standard"><text:span text:style-name="xmlc"/></text:p>
      <text:list xml:id="list4926725840137099526" text:style-name="L80">
        <text:list-item>
          <text:p text:style-name="P61"><text:span text:style-name="xmlc">&lt;pb&gt; <text:s/></text:span>pour dénombrer et délimiter les pages, et mettre une image en confrontation avec la version de lecture/ou de transcription </text:p>
          <text:list>
            <text:list-item>
              <text:p text:style-name="P61"><text:span text:style-name="xmlc">@xml:id </text:span></text:p>
            </text:list-item>
            <text:list-item>
              <text:p text:style-name="P61"><text:span text:style-name="xmlc">@n</text:span> pour le numéro de page </text:p>
            </text:list-item>
            <text:list-item>
              <text:p text:style-name="P61"><text:span text:style-name="xmlc">@facs</text:span> pour l'image de la page </text:p>
            </text:list-item>
          </text:list>
        </text:list-item>
      </text:list>
      <text:p text:style-name="Standard"><text:span text:style-name="xml"/></text:p>
      <text:p text:style-name="xml"><text:span text:style-name="xml"/></text:p>
      <text:p text:style-name="Standard"><text:span text:style-name="xmlc">div/</text:span></text:p>
      <text:list xml:id="list7244249209722084662" text:style-name="L81">
        <text:list-item>
          <text:p text:style-name="P76"><text:span text:style-name="xmlc">&lt;head&gt;</text:span> <text:s/>pour un titre intégré dans le contenu d'une lettre par l'auteur</text:p>
          <text:list>
            <text:list-item>
              <text:p text:style-name="P76"><text:span text:style-name="xmlc">@type</text:span></text:p>
              <text:list>
                <text:list-item>
                  <text:p text:style-name="P76">valeur possibles:</text:p>
                  <text:p text:style-name="P62">- <text:span text:style-name="xmlc">"object"</text:span> <text:s/>pour baliser l'objet d'une lettre, " objet : rendez-vous... "</text:p>
                  <text:p text:style-name="P76">- <text:span text:style-name="xmlc">" title "</text:span> pour baliser un titre intégré par l'auteur dans le texte de la lettre</text:p>
                </text:list-item>
              </text:list>
            </text:list-item>
          </text:list>
        </text:list-item>
      </text:list>
      <text:p text:style-name="xml"/>
      <text:p text:style-name="Standard"><text:span text:style-name="xmlc"/></text:p>
      <text:p text:style-name="Standard"><text:span text:style-name="xmlc"><text:s text:c="2"/></text:span></text:p>
      <text:p text:style-name="Standard"><text:span text:style-name="xmlc">div/p/</text:span></text:p>
      <text:p text:style-name="Standard"><text:span text:style-name="xmlc"/></text:p>
      <text:list xml:id="list37290591" text:continue-list="list3141706633381143165" text:style-name="L69">
        <text:list-item>
          <text:p text:style-name="P51"><text:span text:style-name="xmlc">&lt;cit&gt;</text:span> <text:s/>pour les citations bibliographiques</text:p>
        </text:list-item>
      </text:list>
      <text:p text:style-name="Standard"><text:span text:style-name="xmlc"/></text:p>
      <text:p text:style-name="Standard"><text:span text:style-name="xmlc"/></text:p>
      <text:p text:style-name="Standard"><text:span text:style-name="xmlc">cit/</text:span></text:p>
      <text:p text:style-name="Standard"><text:span text:style-name="xmlc"/></text:p>
      <text:list xml:id="list3615221262446540894" text:style-name="L82">
        <text:list-item>
          <text:p text:style-name="P63"><text:span text:style-name="xmlc">&lt;quote&gt;</text:span> [obligatoire] pour le texte de la citation</text:p>
        </text:list-item>
        <text:list-item>
          <text:p text:style-name="P63"><text:span text:style-name="xmlc">&lt;bibl&gt;</text:span> pour préciser la référence de la citation</text:p>
          <text:list>
            <text:list-item>
              <text:p text:style-name="P63"><text:span text:style-name="xmlc">@source </text:span>pour une référence externe vers l’œuvre dont est tirée la citation</text:p>
            </text:list-item>
            <text:list-item>
              <text:p text:style-name="P63"><text:span text:style-name="xmlc">@xml:id</text:span></text:p>
            </text:list-item>
          </text:list>
        </text:list-item>
      </text:list>
      <text:p text:style-name="Standard"><text:span text:style-name="xmlc"/></text:p>
      <text:p text:style-name="Standard"/>
      <text:p text:style-name="Standard">Ex. <text:span text:style-name="xmlc">&lt;cit&gt;&lt;quote&gt;</text:span>citation dans le texte<text:span text:style-name="xmlc">&lt;/quote&gt;&lt;bibl&gt;</text:span>référence bibliographique<text:span text:style-name="xmlc">&lt;/bibl&gt;&lt;/cit&gt;</text:span></text:p>
      <text:p text:style-name="Standard"/>
      <text:p text:style-name="Standard"/>
      <text:list xml:id="list8196212577265353124" text:style-name="L83">
        <text:list-item>
          <text:p text:style-name="P64"><text:span text:style-name="xmlc">&lt;hi&gt;</text:span> <text:s/>pour baliser un mot ou une expression qui se distinguent graphiquement dans le texte</text:p>
          <text:list>
            <text:list-item>
              <text:p text:style-name="P64"><text:span text:style-name="xmlc">@rend</text:span> indique comment l'élément en question a été rendu ou présenté dans le texte </text:p>
              <text:list>
                <text:list-item>
                  <text:p text:style-name="P64">valeurs suggérées : (u, uc, i, g?) à définir pas de recommandations TEI P5 on dirait 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37315699" text:continue-numbering="true" text:style-name="L83">
        <text:list-item>
          <text:p text:style-name="P64"><text:span text:style-name="xmlc">&lt;list&gt;</text:span> pour baliser une liste</text:p>
          <text:list>
            <text:list-item>
              <text:p text:style-name="P64"><text:span text:style-name="xmlc">&lt;item&gt;</text:span> contient un composant de liste </text:p>
            </text:list-item>
          </text:list>
        </text:list-item>
      </text:list>
      <text:p text:style-name="Standard"/>
      <text:p text:style-name="Standard"/>
      <text:list xml:id="list8038956138676476039" text:style-name="L84">
        <text:list-header>
          <text:p text:style-name="P65"/>
        </text:list-header>
      </text:list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4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xml" style:family="paragraph" style:parent-style-name="Standard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xmlc" style:family="text" style:parent-style-name="Source_20_Text">
      <style:text-properties style:font-name="Times New Roman2" fo:font-size="10pt" fo:font-style="italic" style:font-name-asian="NSimSun" style:font-name-complex="Courier New"/>
    </style:style>
    <style:style style:name="xml" style:family="text">
      <style:text-properties fo:font-size="10pt" fo:font-style="italic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 N</meta:initial-creator>
    <meta:creation-date>2019-07-22T09:37:21.44</meta:creation-date>
    <dc:date>2019-08-28T17:09:38.66</dc:date>
    <dc:creator>Luc N</dc:creator>
    <meta:editing-duration>P2DT34M36S</meta:editing-duration>
    <meta:editing-cycles>153</meta:editing-cycles>
    <meta:generator>OpenOffice/4.1.3$Win32 OpenOffice.org_project/413m1$Build-9783</meta:generator>
    <meta:document-statistic meta:table-count="0" meta:image-count="0" meta:object-count="0" meta:page-count="8" meta:paragraph-count="205" meta:word-count="1708" meta:character-count="10024"/>
  </office:meta>
</office:document-meta>
</file>